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/>
      <text:h text:style-name="P2" text:outline-level="1"/>
      <text:h text:style-name="P2" text:outline-level="1"/>
      <text:h text:style-name="P2" text:outline-level="1"/>
      <text:p text:style-name="Title">FRC LabVIEW </text:p>
      <text:p text:style-name="Title">Control / Trajectory Library</text:p>
      <text:p text:style-name="P3">Referenc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2-11-17T12:31:06.074000000</dc:date>
    <dc:creator>Jim Simpson</dc:creator>
    <meta:editing-duration>PT5M25S</meta:editing-duration>
    <meta:editing-cycles>7</meta:editing-cycles>
    <meta:document-statistic meta:table-count="0" meta:image-count="0" meta:object-count="0" meta:page-count="2" meta:paragraph-count="3" meta:word-count="7" meta:character-count="49" meta:non-whitespace-character-count="44"/>
  </office:meta>
</office:document-meta>
</file>